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dressaufkleber für Artikel druck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 Listenübersicht Anzahl registrierte und abgeschlossene Listen anzeig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nglische Version der Nachricht implementier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7" office:value-type="string">
            <text:p>Suchoptionen bei Benutzer Index ergänz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16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9-07T23:10:49</dc:date>
    <dc:creator>Pierre Sugar</dc:creator>
    <meta:editing-duration>P24DT15H57M12S</meta:editing-duration>
    <meta:editing-cycles>61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14" meta:object-count="0"/>
  </office:meta>
</office:document-meta>
</file>